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3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1.111cm"/>
    </style:style>
    <style:style style:name="co4" style:family="table-column">
      <style:table-column-properties fo:break-before="auto" style:column-width="1.194cm"/>
    </style:style>
    <style:style style:name="co5" style:family="table-column">
      <style:table-column-properties fo:break-before="auto" style:column-width="1.995cm"/>
    </style:style>
    <style:style style:name="co6" style:family="table-column">
      <style:table-column-properties fo:break-before="auto" style:column-width="1.08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051cm"/>
    </style:style>
    <style:style style:name="co9" style:family="table-column">
      <style:table-column-properties fo:break-before="auto" style:column-width="1.746cm"/>
    </style:style>
    <style:style style:name="co10" style:family="table-column">
      <style:table-column-properties fo:break-before="auto" style:column-width="4.8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normal" style:font-weight-asian="normal" style:font-weight-complex="normal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#</text:p>
          </table:table-cell>
          <table:table-cell table:style-name="ce1" office:value-type="string" calcext:value-type="string">
            <text:p>onway</text:p>
          </table:table-cell>
          <table:table-cell table:style-name="ce1" office:value-type="string" calcext:value-type="string">
            <text:p>draft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dead</text:p>
          </table:table-cell>
          <table:table-cell table:style-name="ce3" office:value-type="string" calcext:value-type="string">
            <text:p>live x good</text:p>
          </table:table-cell>
          <table:table-cell table:style-name="ce3"/>
        </table:table-row>
        <table:table-row table:style-name="ro1">
          <table:table-cell office:value-type="string" calcext:value-type="string">
            <text:p>live|good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x</text:p>
          </table:table-cell>
          <table:table-cell table:style-name="ce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F &amp; F</text:p>
          </table:table-cell>
          <table:table-cell table:style-name="ce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F &amp; T</text:p>
          </table:table-cell>
          <table:table-cell table:style-name="ce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+</text:p>
          </table:table-cell>
          <table:table-cell table:style-name="ce3" office:value-type="string" calcext:value-type="string">
            <text:p>F (&amp;*)</text:p>
          </table:table-cell>
          <table:table-cell table:style-name="ce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T &amp; F</text:p>
          </table:table-cell>
          <table:table-cell table:style-name="ce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(* &amp;) F</text:p>
          </table:table-cell>
          <table:table-cell table:style-name="ce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1" office:value-type="string" calcext:value-type="string">
            <text:p>^</text:p>
          </table:table-cell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+</text:p>
          </table:table-cell>
          <table:table-cell table:style-name="ce3" office:value-type="string" calcext:value-type="string">
            <text:p>~(T | T)</text:p>
          </table:table-cell>
          <table:table-cell table:style-name="ce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+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T &amp; T</text:p>
          </table:table-cell>
          <table:table-cell table:style-name="ce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+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=</text:p>
          </table:table-cell>
          <table:table-cell table:style-name="ce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(* &amp;) T</text:p>
          </table:table-cell>
          <table:table-cell table:style-name="ce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+</text:p>
          </table:table-cell>
          <table:table-cell table:style-name="ce3" office:value-type="string" calcext:value-type="string">
            <text:p>~(T &amp; F)</text:p>
          </table:table-cell>
          <table:table-cell table:style-name="ce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+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4" office:value-type="string" calcext:value-type="string">
            <text:p>T (&amp; *)</text:p>
          </table:table-cell>
          <table:table-cell table:style-name="ce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~(F &amp; T)</text:p>
          </table:table-cell>
          <table:table-cell table:style-name="ce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3"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 | T</text:p>
          </table:table-cell>
          <table:table-cell table:style-name="ce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4" table:style-name="ce3" office:value-type="string" calcext:value-type="string">
            <text:p>+</text:p>
          </table:table-cell>
          <table:table-cell table:style-name="ce3" office:value-type="string" calcext:value-type="string">
            <text:p>(* &amp; *)</text:p>
          </table:table-cell>
          <table:table-cell table:style-name="ce3"/>
        </table:table-row>
        <table:table-row table:style-name="ro2" table:number-rows-repeated="104855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Лист2" table:style-name="ta1">
        <table:table-column table:style-name="co8" table:default-cell-style-name="Default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9" table:default-cell-style-name="ce3"/>
        <table:table-column table:style-name="co10" table:default-cell-style-name="ce3"/>
        <table:table-row table:style-name="ro1">
          <table:table-cell office:value-type="string" calcext:value-type="string">
            <text:p>#</text:p>
          </table:table-cell>
          <table:table-cell table:style-name="ce1" office:value-type="string" calcext:value-type="string">
            <text:p>draft</text:p>
          </table:table-cell>
          <table:table-cell table:style-name="ce1" office:value-type="string" calcext:value-type="string">
            <text:p>onway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rejected</text:p>
          </table:table-cell>
          <table:table-cell office:value-type="string" calcext:value-type="string">
            <text:p>rpoint x done</text:p>
          </table:table-cell>
        </table:table-row>
        <table:table-row table:style-name="ro1">
          <table:table-cell office:value-type="string" calcext:value-type="string">
            <text:p>rpoint|done</text:p>
          </table:table-cell>
          <table:table-cell table:style-name="ce2" office:value-type="string" calcext:value-type="string">
            <text:p>nn</text:p>
          </table:table-cell>
          <table:table-cell table:style-name="ce2" office:value-type="string" calcext:value-type="string">
            <text:p>xn</text:p>
          </table:table-cell>
          <table:table-cell table:style-name="ce2" office:value-type="string" calcext:value-type="string">
            <text:p>nt</text:p>
          </table:table-cell>
          <table:table-cell table:style-name="ce2" office:value-type="string" calcext:value-type="string">
            <text:p>nf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one=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one=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done!=Non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point!=No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point!=None || done=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point!=None || done=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!(rpoint=done=None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point=done=Non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!(rpoint!=None || done=Flase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!(rpoint!=None || done=True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rpoint=Non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style-name="ce4" office:value-type="string" calcext:value-type="string">
            <text:p>done=Non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one!=Tru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one!=Fal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0" number:min-integer-digits="2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00.00.0000</text:date>, <text:time style:data-style-name="N2" text:time-value="17:12:55.70165481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9T17:55:50.555785119</meta:creation-date>
    <meta:generator>LibreOffice/4.2.2.1$Linux_x86 LibreOffice_project/c767121d5a2ede01e0016be000c005c63ebb3e8b</meta:generator>
    <dc:date>2014-03-18T17:36:44.938608639</dc:date>
    <meta:editing-duration>PT18M23S</meta:editing-duration>
    <meta:editing-cycles>7</meta:editing-cycles>
    <meta:document-statistic meta:table-count="2" meta:cell-count="214" meta:object-count="0"/>
  </office:meta>
</office:document-meta>
</file>